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Preformatted_20_Text">
      <style:text-properties officeooo:paragraph-rsid="0008a3e6"/>
    </style:style>
    <style:style style:name="P2" style:family="paragraph" style:parent-style-name="Preformatted_20_Text">
      <style:text-properties officeooo:paragraph-rsid="0009f769"/>
    </style:style>
    <style:style style:name="P3" style:family="paragraph" style:parent-style-name="Preformatted_20_Text">
      <style:text-properties officeooo:paragraph-rsid="000a9199"/>
    </style:style>
    <style:style style:name="P4" style:family="paragraph" style:parent-style-name="Preformatted_20_Text" style:master-page-name="Right_20_Page">
      <style:paragraph-properties style:page-number="auto"/>
      <style:text-properties officeooo:paragraph-rsid="0008a3e6"/>
    </style:style>
    <style:style style:name="P5" style:family="paragraph" style:parent-style-name="Preformatted_20_Text">
      <style:text-properties officeooo:rsid="0008a3e6" officeooo:paragraph-rsid="0008a3e6"/>
    </style:style>
    <style:style style:name="P6" style:family="paragraph" style:parent-style-name="Preformatted_20_Text">
      <style:text-properties officeooo:rsid="0008a3e6" officeooo:paragraph-rsid="0009f769"/>
    </style:style>
    <style:style style:name="P7" style:family="paragraph" style:parent-style-name="Preformatted_20_Text">
      <style:text-properties officeooo:rsid="0008a3e6" officeooo:paragraph-rsid="000a9199"/>
    </style:style>
    <style:style style:name="P8" style:family="paragraph" style:parent-style-name="Preformatted_20_Text">
      <style:text-properties officeooo:rsid="0008a3e6" officeooo:paragraph-rsid="000ff5a2"/>
    </style:style>
    <style:style style:name="T1" style:family="text">
      <style:text-properties officeooo:rsid="0008a3e6"/>
    </style:style>
    <style:style style:name="T2" style:family="text">
      <style:text-properties fo:color="#000080" officeooo:rsid="0008a3e6"/>
    </style:style>
    <style:style style:name="T3" style:family="text">
      <style:text-properties fo:color="#000080" fo:font-weight="bold" officeooo:rsid="0008a3e6" style:font-weight-asian="bold" style:font-weight-complex="bold"/>
    </style:style>
    <style:style style:name="T4" style:family="text">
      <style:text-properties fo:color="#0000ff" fo:font-weight="bold" officeooo:rsid="0008a3e6" style:font-weight-asian="bold" style:font-weight-complex="bold"/>
    </style:style>
    <style:style style:name="T5" style:family="text">
      <style:text-properties fo:color="#0000ff" officeooo:rsid="0008a3e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4">public</text:span><text:span text:style-name="T1"> </text:span><text:span text:style-name="T4">class</text:span><text:span text:style-name="T1"> ControllerNewImpl </text:span><text:span text:style-name="T4">implements</text:span><text:span text:style-name="T1"> Runnable {</text:span></text:p>
      <text:p text:style-name="P1"><text:span text:style-name="T1"><text:tab/></text:span><text:span text:style-name="T4">protected</text:span><text:span text:style-name="T1"> Controller_STATES Controller = Step;</text:span></text:p>
      <text:p text:style-name="P1"><text:span text:style-name="T1"><text:tab/></text:span><text:span text:style-name="T4">protected</text:span><text:span text:style-name="T1"> int C_tempPSU = 0;</text:span></text:p>
      <text:p text:style-name="P1"><text:span text:style-name="T1"><text:tab/></text:span><text:span text:style-name="T4">protected</text:span><text:span text:style-name="T1"> int C_tempAmbient = 0;</text:span></text:p>
      <text:p text:style-name="P1"><text:span text:style-name="T1"><text:tab/></text:span><text:span text:style-name="T4">protected</text:span><text:span text:style-name="T1"> int C_fanSpeed = 3000;</text:span></text:p>
      <text:p text:style-name="P1"><text:span text:style-name="T1"><text:tab/></text:span><text:span text:style-name="T4">protected</text:span><text:span text:style-name="T1"> boolean C_fanOn = true;</text:span></text:p>
      <text:p text:style-name="P1"><text:span text:style-name="T1"><text:tab/></text:span><text:span text:style-name="T4">protected</text:span><text:span text:style-name="T1"> int failureCount = 0;</text:span></text:p>
      <text:p text:style-name="P1"><text:span text:style-name="T1"><text:tab/></text:span><text:span text:style-name="T4">protected</text:span><text:span text:style-name="T1"> int priority = 5;</text:span></text:p>
      <text:p text:style-name="P5"><text:tab/></text:p>
      <text:p text:style-name="P1"><text:span text:style-name="T1"><text:tab/></text:span><text:span text:style-name="T4">public</text:span><text:span text:style-name="T1"> </text:span><text:span text:style-name="T4">void</text:span><text:span text:style-name="T1"> run(){</text:span></text:p>
      <text:p text:style-name="P1"><text:span text:style-name="T1"><text:tab/><text:tab/></text:span><text:span text:style-name="T4">while</text:span><text:span text:style-name="T1">(true)</text:span></text:p>
      <text:p text:style-name="P5"><text:tab/><text:tab/>{</text:p>
      <text:p text:style-name="P1"><text:span text:style-name="T1"><text:tab/><text:tab/><text:tab/></text:span><text:span text:style-name="T4">long</text:span><text:span text:style-name="T1"> THREAD_START_TIME = System.currentTimeMillis();</text:span></text:p>
      <text:p text:style-name="P8"><text:tab/><text:tab/><text:tab/>((ControllerNewImpl)MainEntry.</text:p>
      <text:p text:style-name="P8"><text:tab/><text:tab/><text:tab/><text:tab/>getTask("ControllerNewImpl")).ControllerstateMachine();</text:p>
      <text:p text:style-name="P5"><text:tab/><text:tab/><text:tab/>((EnvNewImpl)MainEntry.getTask("EnvNewImpl")).write(C_fanOn);</text:p>
      <text:p text:style-name="P5"><text:tab/><text:tab/><text:tab/>if ((Controller != Normal))</text:p>
      <text:p text:style-name="P5"><text:tab/><text:tab/><text:tab/>{</text:p>
      <text:p text:style-name="P5"><text:tab/><text:tab/><text:tab/><text:tab/>Pointer&lt;Integer&gt; C_fanSpeedPointer = new Pointer&lt;Integer&gt;();</text:p>
      <text:p text:style-name="P5"><text:tab/><text:tab/><text:tab/><text:tab/>Pointer&lt;Integer&gt; C_tempAmbientPointer = new Pointer&lt;Integer&gt;();</text:p>
      <text:p text:style-name="P5"><text:tab/><text:tab/><text:tab/><text:tab/>Pointer&lt;Integer&gt; C_tempPSUPointer = new Pointer&lt;Integer&gt;();</text:p>
      <text:p text:style-name="P6"><text:tab/><text:tab/><text:tab/><text:tab/>((EnvNewImpl)MainEntry.getTask("EnvNewImpl"))</text:p>
      <text:p text:style-name="P6"><text:tab/><text:tab/><text:tab/><text:tab/><text:tab/>.read(C_fanSpeedPointer, C_tempAmbientPointer, C_tempPSUPointer);</text:p>
      <text:p text:style-name="P5"><text:tab/><text:tab/><text:tab/><text:tab/>C_fanSpeed = C_fanSpeedPointer.value;</text:p>
      <text:p text:style-name="P5"><text:tab/><text:tab/><text:tab/><text:tab/>C_tempAmbient = C_tempAmbientPointer.value;</text:p>
      <text:p text:style-name="P5"><text:tab/><text:tab/><text:tab/><text:tab/>C_tempPSU = C_tempPSUPointer.value;</text:p>
      <text:p text:style-name="P5"><text:tab/><text:tab/><text:tab/>}</text:p>
      <text:p text:style-name="P5"><text:tab/><text:tab/><text:tab/>System.out.println("C_fanSpeed: " + C_fanSpeed);</text:p>
      <text:p text:style-name="P5"><text:tab/><text:tab/><text:tab/>System.out.println("C_fanOn: " + C_fanOn);</text:p>
      <text:p text:style-name="P1"><text:span text:style-name="T1"><text:tab/><text:tab/><text:tab/></text:span><text:span text:style-name="T4">long</text:span><text:span text:style-name="T1"> THREAD_END_TIME = System.currentTimeMillis();</text:span></text:p>
      <text:p text:style-name="P1"><text:span text:style-name="T1"><text:tab/><text:tab/><text:tab/></text:span><text:span text:style-name="T4">long</text:span><text:span text:style-name="T1"> THREAD_TIME_TAKEN = THREAD_END_TIME - THREAD_START_TIME;</text:span></text:p>
      <text:p text:style-name="P1"><text:span text:style-name="T1"><text:tab/><text:tab/><text:tab/></text:span><text:span text:style-name="T4">try</text:span><text:span text:style-name="T3"> </text:span><text:span text:style-name="T1">{ Thread.sleep(Math.max(100 – THREAD_TIME_TAKEN,0));</text:span></text:p>
      <text:p text:style-name="P5"><text:tab/><text:tab/><text:tab/>… </text:p>
      <text:p text:style-name="P5"><text:tab/><text:tab/>}</text:p>
      <text:p text:style-name="P5"><text:tab/>}</text:p>
      <text:p text:style-name="P5"><text:tab/></text:p>
      <text:p text:style-name="P1"><text:span text:style-name="T1"><text:tab/></text:span><text:span text:style-name="T4">public</text:span><text:span text:style-name="T1"> </text:span><text:span text:style-name="T4">void</text:span><text:span text:style-name="T1"> ControllerstateMachine(){</text:span></text:p>
      <text:p text:style-name="P1"><text:span text:style-name="T1"><text:tab/><text:tab/></text:span><text:span text:style-name="T4">switch</text:span><text:span text:style-name="T1">(Controller){</text:span></text:p>
      <text:p text:style-name="P1"><text:span text:style-name="T1"><text:tab/><text:tab/><text:tab/></text:span><text:span text:style-name="T4">case</text:span><text:span text:style-name="T1"> Step:</text:span></text:p>
      <text:p text:style-name="P5"><text:tab/><text:tab/><text:tab/>Controller = Control;</text:p>
      <text:p text:style-name="P1"><text:span text:style-name="T1"><text:tab/><text:tab/><text:tab/></text:span><text:span text:style-name="T4">break</text:span><text:span text:style-name="T1">;</text:span></text:p>
      <text:p text:style-name="P1"><text:span text:style-name="T1"><text:tab/><text:tab/><text:tab/></text:span><text:span text:style-name="T4">case</text:span><text:span text:style-name="T1"> Control:</text:span></text:p>
      <text:p text:style-name="P2"><text:span text:style-name="T1"><text:tab/><text:tab/><text:tab/></text:span><text:span text:style-name="T5">if</text:span><text:span text:style-name="T1"> ((!((C_tempPSU &gt;= HWM_PSU) || (C_tempAmbient &gt;= HWM_AMBIENT))) </text:span></text:p>
      <text:p text:style-name="P6"><text:tab/><text:tab/><text:tab/><text:tab/><text:tab/>&amp;&amp; (!((C_tempPSU &lt;= LWM_PSU) &amp;&amp; (C_tempAmbient &lt;= LWM_AMBIENT))))</text:p>
      <text:p text:style-name="P5"><text:tab/><text:tab/><text:tab/>{</text:p>
      <text:p text:style-name="P5"><text:tab/><text:tab/><text:tab/><text:tab/>Controller = Normal;</text:p>
      <text:p text:style-name="P5"><text:tab/><text:tab/><text:tab/>}</text:p>
      <text:p text:style-name="P1"><text:span text:style-name="T1"><text:tab/><text:tab/><text:tab/></text:span><text:span text:style-name="T4">else</text:span><text:span text:style-name="T1"> </text:span><text:span text:style-name="T4">if</text:span><text:span text:style-name="T1"> (((C_tempPSU &gt;= HWM_PSU) || (C_tempAmbient &gt;= HWM_AMBIENT)))</text:span></text:p>
      <text:p text:style-name="P5"><text:tab/><text:tab/><text:tab/>{</text:p>
      <text:p text:style-name="P5"><text:tab/><text:tab/><text:tab/><text:tab/>Controller = Normal;</text:p>
      <text:p text:style-name="P5"><text:tab/><text:tab/><text:tab/><text:tab/>C_fanOn = true;</text:p>
      <text:p text:style-name="P5"><text:tab/><text:tab/><text:tab/>}</text:p>
      <text:p text:style-name="P1"><text:span text:style-name="T1"><text:tab/><text:tab/><text:tab/></text:span><text:span text:style-name="T4">else</text:span><text:span text:style-name="T1"> </text:span><text:span text:style-name="T4">if</text:span><text:span text:style-name="T1"> (((C_tempPSU &lt;= LWM_PSU) &amp;&amp; (C_tempAmbient &lt;= LWM_AMBIENT)))</text:span></text:p>
      <text:p text:style-name="P5"><text:tab/><text:tab/><text:tab/>{</text:p>
      <text:p text:style-name="P5"><text:tab/><text:tab/><text:tab/><text:tab/>Controller = Normal;</text:p>
      <text:p text:style-name="P5"><text:tab/><text:tab/><text:tab/><text:tab/>C_fanOn = false;</text:p>
      <text:p text:style-name="P5"><text:tab/><text:tab/><text:tab/>}</text:p>
      <text:p text:style-name="P3"><text:span text:style-name="T1"><text:tab/><text:tab/><text:tab/></text:span><text:span text:style-name="T4">break</text:span><text:span text:style-name="T1">;</text:span></text:p>
      <text:p text:style-name="P7"><text:tab/><text:tab/><text:tab/>… </text:p>
      <text:p text:style-name="P7"><text:tab/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9cm" style:writing-mode="page"/>
      <style:text-properties style:use-window-font-color="true" style:font-name="Liberation Serif" fo:font-size="12pt" fo:language="en" fo:country="GB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size="10pt" style:font-name-asian="DejaVu Sans Mono" style:font-size-asian="10pt" style:font-name-complex="Lohit Hindi2" style:font-size-complex="10pt"/>
    </style:style>
    <style:style style:name="Numbering_20_Symbols" style:display-name="Numbering Symbols" style:family="text"/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Index" style:page-layout-name="Mpm1"/>
    <style:master-page style:name="Landscape" style:page-layout-name="Mpm3"/>
    <style:master-page style:name="Endnote" style:page-layout-name="Mpm4"/>
    <style:master-page style:name="Envelope" style:page-layout-name="Mpm5"/>
    <style:master-page style:name="First_20_Page" style:display-name="First Page" style:page-layout-name="Mpm1" style:next-style-name="Standard"/>
    <style:master-page style:name="Footnote" style:page-layout-name="Mpm4"/>
    <style:master-page style:name="Right_20_Page" style:display-name="Right Page" style:page-layout-name="Mpm6" style:next-style-name="Left_20_Page"/>
    <style:master-page style:name="Left_20_Page" style:display-name="Left Page" style:page-layout-name="Mpm7" style:next-style-name="Righ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8-07T11:38:51</dc:date>
    <dc:creator>Andy </dc:creator>
    <meta:generator>LibreOffice/4.0.2.2$Linux_X86_64 LibreOffice_project/400m0$Build-2</meta:generator>
    <meta:editing-duration>PT23M4S</meta:editing-duration>
    <meta:editing-cycles>8</meta:editing-cycles>
    <meta:document-statistic meta:table-count="0" meta:image-count="0" meta:object-count="0" meta:page-count="1" meta:paragraph-count="60" meta:word-count="182" meta:character-count="1849" meta:non-whitespace-character-count="1557"/>
  </office:meta>
</office:document-meta>
</file>